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1000000B6D01576DB76A2835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9252in" svg:height="1.639in" draw:z-index="0"><draw:image xlink:href="Pictures/1000000100000301000000B6D01576DB76A2835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4T23:02:30.990405665</meta:creation-date>
    <dc:date>2022-10-24T23:02:55.594410364</dc:date>
    <meta:editing-duration>PT25S</meta:editing-duration>
    <meta:editing-cycles>1</meta:editing-cycles>
    <meta:generator>LibreOffice/7.4.2.3$Linux_X86_64 LibreOffice_project/40$Build-3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